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5ea69" officeooo:paragraph-rsid="0005ea69" style:font-weight-asian="bold" style:font-weight-complex="bold"/>
    </style:style>
    <style:style style:name="P2" style:family="paragraph" style:parent-style-name="Standard">
      <style:text-properties fo:font-weight="normal" officeooo:rsid="0005ea69" officeooo:paragraph-rsid="0005ea69" style:font-weight-asian="normal" style:font-weight-complex="normal"/>
    </style:style>
    <style:style style:name="P3" style:family="paragraph" style:parent-style-name="Standard">
      <style:text-properties fo:font-weight="normal" officeooo:rsid="00061959" officeooo:paragraph-rsid="000a8077" style:font-weight-asian="normal" style:font-weight-complex="normal"/>
    </style:style>
    <style:style style:name="P4" style:family="paragraph" style:parent-style-name="Standard">
      <style:text-properties fo:font-weight="normal" officeooo:rsid="0006d4b3" officeooo:paragraph-rsid="0006d4b3" style:font-weight-asian="normal" style:font-weight-complex="normal"/>
    </style:style>
    <style:style style:name="P5" style:family="paragraph" style:parent-style-name="Standard">
      <style:text-properties fo:font-weight="normal" officeooo:rsid="0006d4b3" officeooo:paragraph-rsid="000a8077" style:font-weight-asian="normal" style:font-weight-complex="normal"/>
    </style:style>
    <style:style style:name="P6" style:family="paragraph" style:parent-style-name="Standard">
      <style:text-properties fo:font-weight="normal" officeooo:rsid="000a8077" officeooo:paragraph-rsid="000a8077" style:font-weight-asian="normal" style:font-weight-complex="normal"/>
    </style:style>
    <style:style style:name="P7" style:family="paragraph" style:parent-style-name="Standard">
      <style:text-properties fo:font-size="14pt" style:text-underline-style="solid" style:text-underline-width="auto" style:text-underline-color="font-color" fo:font-weight="bold" officeooo:rsid="0005ea69" officeooo:paragraph-rsid="0005ea69"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061959" officeooo:paragraph-rsid="00061959" style:font-size-asian="14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fo:font-weight="bold" officeooo:rsid="0007a6ef" officeooo:paragraph-rsid="0007a6ef" style:font-size-asian="12.25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0cb6de" officeooo:paragraph-rsid="000cb6de" style:font-size-asian="12.25pt" style:font-weight-asian="bold" style:font-size-complex="14pt" style:font-weight-complex="bold"/>
    </style:style>
    <style:style style:name="P11" style:family="paragraph" style:parent-style-name="Standard">
      <style:text-properties fo:font-size="14pt" style:text-underline-style="none" fo:font-weight="normal" officeooo:rsid="00061959" officeooo:paragraph-rsid="00061959" style:font-size-asian="14pt" style:font-weight-asian="normal" style:font-size-complex="14pt" style:font-weight-complex="normal"/>
    </style:style>
    <style:style style:name="P12" style:family="paragraph" style:parent-style-name="Standard">
      <style:paragraph-properties fo:break-before="page"/>
      <style:text-properties fo:font-size="14pt" style:text-underline-style="solid" style:text-underline-width="auto" style:text-underline-color="font-color" fo:font-weight="bold" officeooo:rsid="0007a6ef" officeooo:paragraph-rsid="0007a6ef" style:font-size-asian="12.25pt" style:font-weight-asian="bold" style:font-size-complex="14pt" style:font-weight-complex="bold"/>
    </style:style>
    <style:style style:name="P13" style:family="paragraph" style:parent-style-name="Table_20_Contents">
      <style:paragraph-properties fo:text-align="center" style:justify-single-word="false"/>
      <style:text-properties fo:font-size="14pt" officeooo:rsid="000a8077" officeooo:paragraph-rsid="000a8077" style:font-size-asian="12.25pt" style:font-size-complex="14pt"/>
    </style:style>
    <style:style style:name="P14" style:family="paragraph" style:parent-style-name="Table_20_Contents">
      <style:paragraph-properties fo:text-align="center" style:justify-single-word="false"/>
      <style:text-properties fo:font-size="14pt" officeooo:rsid="000a8077" officeooo:paragraph-rsid="000cb6de" style:font-size-asian="12.25pt" style:font-size-complex="14pt"/>
    </style:style>
    <style:style style:name="P15" style:family="paragraph" style:parent-style-name="Table_20_Contents">
      <style:paragraph-properties fo:text-align="center" style:justify-single-word="false"/>
      <style:text-properties fo:font-size="11pt" officeooo:rsid="000cb6de" officeooo:paragraph-rsid="000cb6de" style:font-size-asian="11pt" style:font-size-complex="11pt"/>
    </style:style>
    <style:style style:name="P16" style:family="paragraph" style:parent-style-name="Table_20_Contents">
      <style:paragraph-properties fo:text-align="center" style:justify-single-word="false"/>
      <style:text-properties fo:font-size="11pt" officeooo:rsid="000cb6de" officeooo:paragraph-rsid="000cb6de" style:font-size-asian="9.60000038146973pt" style:font-size-complex="11pt"/>
    </style:style>
    <style:style style:name="P17" style:family="paragraph" style:parent-style-name="Standard">
      <style:text-properties fo:font-size="12pt" style:text-underline-style="none" fo:font-weight="normal" officeooo:rsid="00061959" officeooo:paragraph-rsid="00061959"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7a6ef" officeooo:paragraph-rsid="0007a6ef"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08e71e" officeooo:paragraph-rsid="0007a6ef"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cb6de" officeooo:paragraph-rsid="000cb6de" style:font-size-asian="10.5pt" style:font-weight-asian="normal" style:font-size-complex="12pt" style:font-weight-complex="normal"/>
    </style:style>
    <style:style style:name="P21" style:family="paragraph" style:parent-style-name="Standard">
      <style:text-properties officeooo:rsid="0005ea69"/>
    </style:style>
    <style:style style:name="P22" style:family="paragraph" style:parent-style-name="Standard">
      <style:text-properties fo:font-weight="normal" officeooo:rsid="0005ea69" officeooo:paragraph-rsid="0005ea69" style:font-weight-asian="normal" style:font-weight-complex="normal"/>
    </style:style>
    <style:style style:name="P23" style:family="paragraph" style:parent-style-name="Standard">
      <style:text-properties fo:font-weight="normal" officeooo:rsid="0006d4b3" officeooo:paragraph-rsid="000a8077" style:font-weight-asian="normal" style:font-weight-complex="normal"/>
    </style:style>
    <style:style style:name="P24" style:family="paragraph" style:parent-style-name="Standard">
      <style:paragraph-properties fo:break-before="page"/>
      <style:text-properties fo:font-size="12pt" style:text-underline-style="none" fo:font-weight="normal" officeooo:rsid="0007a6ef" officeooo:paragraph-rsid="0007a6ef" style:font-size-asian="10.5pt" style:font-weight-asian="normal" style:font-size-complex="12pt" style:font-weight-complex="normal"/>
    </style:style>
    <style:style style:name="T1" style:family="text">
      <style:text-properties officeooo:rsid="0005ea69"/>
    </style:style>
    <style:style style:name="T2" style:family="text">
      <style:text-properties fo:font-weight="normal" style:font-weight-asian="normal" style:font-weight-complex="normal"/>
    </style:style>
    <style:style style:name="T3" style:family="text">
      <style:text-properties fo:font-weight="normal" officeooo:rsid="0007a6ef" style:font-weight-asian="normal" style:font-weight-complex="normal"/>
    </style:style>
    <style:style style:name="T4" style:family="text">
      <style:text-properties fo:font-weight="normal" officeooo:rsid="000d3f7a" style:font-weight-asian="normal" style:font-weight-complex="normal"/>
    </style:style>
    <style:style style:name="T5" style:family="text">
      <style:text-properties fo:font-weight="bold" officeooo:rsid="0005ea69" style:font-weight-asian="bold" style:font-weight-complex="bold"/>
    </style:style>
    <style:style style:name="T6" style:family="text">
      <style:text-properties fo:font-size="12pt" style:font-size-asian="10.5pt" style:font-size-complex="12pt"/>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08e71e" style:font-size-asian="10.5pt" style:font-weight-asian="normal" style:font-size-complex="12pt" style:font-weight-complex="normal"/>
    </style:style>
    <style:style style:name="T9" style:family="text">
      <style:text-properties fo:font-size="12pt" style:text-underline-style="none" fo:font-weight="normal" officeooo:rsid="000cb6de" style:font-size-asian="10.5pt" style:font-weight-asian="normal" style:font-size-complex="12pt" style:font-weight-complex="normal"/>
    </style:style>
    <style:style style:name="T10" style:family="text">
      <style:text-properties fo:font-size="12pt" style:text-underline-style="none" fo:font-weight="normal" officeooo:rsid="000ccddd" style:font-size-asian="10.5pt" style:font-weight-asian="normal" style:font-size-complex="12pt" style:font-weight-complex="normal"/>
    </style:style>
    <style:style style:name="T11" style:family="text">
      <style:text-properties fo:font-size="12pt" style:text-underline-style="none" fo:font-weight="normal" officeooo:rsid="000e8991" style:font-size-asian="10.5pt" style:font-weight-asian="normal" style:font-size-complex="12pt" style:font-weight-complex="normal"/>
    </style:style>
    <style:style style:name="T12" style:family="text">
      <style:text-properties fo:font-size="12pt" style:text-underline-style="none" fo:font-weight="normal" officeooo:rsid="000fb248" style:font-size-asian="10.5pt" style:font-weight-asian="normal" style:font-size-complex="12pt" style:font-weight-complex="normal"/>
    </style:style>
    <style:style style:name="T13" style:family="text">
      <style:text-properties fo:font-size="12pt" style:text-underline-style="none" fo:font-weight="normal" officeooo:rsid="0010edd0" style:font-size-asian="10.5pt" style:font-weight-asian="normal" style:font-size-complex="12pt" style:font-weight-complex="normal"/>
    </style:style>
    <style:style style:name="T14" style:family="text">
      <style:text-properties fo:font-size="12pt" style:text-underline-style="none" fo:font-weight="normal" officeooo:rsid="00127503" style:font-size-asian="10.5pt" style:font-weight-asian="normal" style:font-size-complex="12pt" style:font-weight-complex="normal"/>
    </style:style>
    <style:style style:name="T15" style:family="text">
      <style:text-properties officeooo:rsid="0006d4b3"/>
    </style:style>
    <style:style style:name="T16" style:family="text">
      <style:text-properties officeooo:rsid="0007a6ef"/>
    </style:style>
    <style:style style:name="T17" style:family="text">
      <style:text-properties officeooo:rsid="000a8077"/>
    </style:style>
    <style:style style:name="T18" style:family="text">
      <style:text-properties officeooo:rsid="000cb6de"/>
    </style:style>
    <style:style style:name="T19" style:family="text">
      <style:text-properties officeooo:rsid="000d3f7a"/>
    </style:style>
    <style:style style:name="T20" style:family="text">
      <style:text-properties officeooo:rsid="000e8991"/>
    </style:style>
    <style:style style:name="T21" style:family="text">
      <style:text-properties officeooo:rsid="0010ed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structions</text:p>
      <text:p text:style-name="P11"><text:tab/><text:span text:style-name="T6">This project was created using Java 1.7.0_10</text:span></text:p>
      <text:p text:style-name="P17"><text:tab/>to compile the project:</text:p>
      <text:p text:style-name="Standard"><text:span text:style-name="T5"><text:tab/></text:span><text:span text:style-name="T1">open terminal to file location</text:span></text:p>
      <text:p text:style-name="P21"><text:tab/>javac TicTacToe.java</text:p>
      <text:p text:style-name="P21"/>
      <text:p text:style-name="P21"><text:tab/>to run the project:</text:p>
      <text:p text:style-name="P1"><text:tab/><text:span text:style-name="T2">open terminal to file location</text:span></text:p>
      <text:p text:style-name="P2"><text:tab/>java TicTacToe x y</text:p>
      <text:p text:style-name="P2"/>
      <text:p text:style-name="P2"><text:tab/>where x and y are one of:</text:p>
      <text:p text:style-name="P2"><text:tab/><text:tab/>h : for a human player</text:p>
      <text:p text:style-name="P1"><text:span text:style-name="T2"><text:tab/><text:tab/>t : for thoughtful </text:span><text:span text:style-name="T3">AI</text:span></text:p>
      <text:p text:style-name="P1"><text:span text:style-name="T2"><text:tab/><text:tab/>n : for naive </text:span><text:span text:style-name="T3">AI</text:span></text:p>
      <text:p text:style-name="P2"><text:tab/>x is player 1 and y is player 2</text:p>
      <text:p text:style-name="P2"><text:tab/>ex:</text:p>
      <text:p text:style-name="P1"><text:span text:style-name="T2"><text:tab/>player 1 is </text:span><text:span text:style-name="T4">naive ai</text:span><text:span text:style-name="T2"> and player 2 is thoughtful ai</text:span></text:p>
      <text:p text:style-name="P1"><text:span text:style-name="T2"><text:tab/>java TicTacToe </text:span><text:span text:style-name="T4">n</text:span><text:span text:style-name="T2"> t</text:span></text:p>
      <text:p text:style-name="P2"/>
      <text:p text:style-name="P1"><text:span text:style-name="T2"><text:tab/>player 1 is thoughtful ai and player 2 is </text:span><text:span text:style-name="T4">thoughtful</text:span><text:span text:style-name="T2"> ai</text:span></text:p>
      <text:p text:style-name="P1"><text:span text:style-name="T2"><text:tab/>java TicTacToe t </text:span><text:span text:style-name="T4">t</text:span></text:p>
      <text:p text:style-name="P2"/>
      <text:p text:style-name="P7">Design</text:p>
      <text:p text:style-name="P2"/>
      <text:p text:style-name="P3">The design for the project uses case based reasoning for both the thoughtful and the naive agents. <text:s/><text:span text:style-name="T20">I thought that case based reasoning would be good at playing the game because that is the way I normally think of tic tac toe when I play it. I remember which moves to take in certain situations instead of using a pattern based on my opponents last move. Since the rules of tic tac toe are simple and the board is small I did not think there would be a problem collecting enough data to make a thoughtful agent.</text:span> The agent<text:span text:style-name="T20">s</text:span> use a knowledge base of game boards and optimal moves to recognize a state and choose the optimal move for that state. The game board is represented as an integer array of length 9 <text:span text:style-name="T18">in the game</text:span>. There are 0's in the free positions, 1's in the position of player one and 2's in the position of player <text:span text:style-name="T21">two</text:span>. Since the agent is not always the same player it does not save boards as integer arrays. The boards <text:span text:style-name="T15">are saved in a text file as a nine character string where 0's are free spaces !'s are the opponents moves and ~'s are the agents moves. The optimal move is saved on the line after the board it is related to. For example, if the agent was X's and this was the board:</text:span></text:p>
      <text:p text:style-name="P5"><text:s/><text:span text:style-name="T17">X </text:span>| <text:s text:c="4"/>| X</text:p>
      <text:p text:style-name="P5">------------</text:p>
      <text:p text:style-name="P5"><text:s text:c="5"/>| O | O</text:p>
      <text:p text:style-name="P5">------------</text:p>
      <text:p text:style-name="P5"><text:s/>X | <text:s text:c="4"/>|</text:p>
      <text:p text:style-name="P6">it would be represented as: ~0~0!!~00, and the optimal move would be position 3 which would cause X's to win while also blocking O's.</text:p>
      <text:p text:style-name="P6"/>
      <text:p text:style-name="P6"/>
      <text:p text:style-name="P6"/>
      <text:p text:style-name="P6"/>
      <text:p text:style-name="P6"/>
      <text:p text:style-name="P5"><text:soft-page-break/><text:s/>Each board represents four different boards since turning the board 90 degrees does not change the optimal move. For example, this board:</text:p>
      <text:p text:style-name="P4"><text:s text:c="5"/>| <text:s text:c="4"/>| X</text:p>
      <text:p text:style-name="P4">------------</text:p>
      <text:p text:style-name="P4"><text:s text:c="5"/>| O | O</text:p>
      <text:p text:style-name="P4">------------</text:p>
      <text:p text:style-name="P4"><text:s/>X | <text:s text:c="4"/>|</text:p>
      <text:p text:style-name="P4"/>
      <text:p text:style-name="P4"/>
      <text:p text:style-name="P4">is the same as this board:</text:p>
      <text:p text:style-name="P4"><text:s/>X | <text:s text:c="4"/>| <text:s/></text:p>
      <text:p text:style-name="P4">------------</text:p>
      <text:p text:style-name="P4"><text:s text:c="5"/>| O | <text:s/></text:p>
      <text:p text:style-name="P4">------------</text:p>
      <text:p text:style-name="P4"><text:s text:c="5"/>| O | X</text:p>
      <text:p text:style-name="P4">but rotated 90 degrees <text:span text:style-name="T19">clockwise</text:span>. The solution to the first <text:span text:style-name="T19">board</text:span> is the same as the second <text:span text:style-name="T19">board</text:span> rotated 90 degrees <text:span text:style-name="T19">clockwise</text:span>. When looking for similar boards in the database the agent will rotate each board up to three times to see if the current board is just a rotation of one it has saved. It keeps track of the number of rotations so that it can do the same number of rotations for the index of the optimal move. <text:s/><text:span text:style-name="T21">Rotating the board significantly cut down the amount of knowledge that needed to be collected.</text:span> <text:span text:style-name="T16">If the agent cannot find a board that matches the current game board it will choose a random, open position. </text:span>The knowledge was acquired by playing against both an “expert” and a random agent and asking for help when it did not know what to do. The thoughtful agent collected much more data than the <text:span text:style-name="T16">naive</text:span> agent. The na<text:span text:style-name="T16">i</text:span>ve agent also received some incorrect data. <text:span text:style-name="T16">The results of running the agents against each other shows how important it is for a case based AI to have complete and correct knowledge. </text:span></text:p>
      <text:p text:style-name="P4"/>
      <text:p text:style-name="P9"/>
      <text:p text:style-name="P12">Tests</text:p>
      <text:p text:style-name="P18"/>
      <text:p text:style-name="P18">Thoughtful vs Thoughtful:</text:p>
      <text:p text:style-name="P9"><text:span text:style-name="T9">Running the thoughtful agent against itself results</text:span><text:span text:style-name="T7"> in a tie every time. It also results in the exact same moves being taken. </text:span><text:span text:style-name="T8">This was what I expected to happen since there is no randomness to the choices taken. Even though there are four corners to choose from for the second move the agent will always choose the one it “knows” is best. </text:span><text:span text:style-name="T9">The database does not have any duplicate states to choose from, so every time the thoughtful agent sees a certain state it will choose the exact same move. </text:span></text:p>
      <text:p text:style-name="P10"><text:span text:style-name="T8">T</text:span><text:span text:style-name="T7">his is the way the game will play out every time the thoughtful agent plays itself:</text:span></text:p>
      <table:table table:name="Table1" table:style-name="Table1">
        <table:table-column table:style-name="Table1.A" table:number-columns-repeated="3"/>
        <table:table-row>
          <table:table-cell table:style-name="Table1.A1" office:value-type="string">
            <text:p text:style-name="P13"><text:s text:c="3"/>| <text:s text:c="4"/>| <text:s/></text:p>
            <text:p text:style-name="P13"><text:s text:c="2"/>-------------</text:p>
            <text:p text:style-name="P13"><text:s text:c="3"/>| X | <text:s/></text:p>
            <text:p text:style-name="P13"><text:s text:c="2"/>-------------</text:p>
            <text:p text:style-name="P13"><text:s text:c="3"/>| <text:s text:c="4"/>| <text:s/></text:p>
          </table:table-cell>
          <table:table-cell table:style-name="Table1.A1" office:value-type="string">
            <text:p text:style-name="P13"><text:s text:c="5"/>| <text:s text:c="4"/>| <text:s/></text:p>
            <text:p text:style-name="P13"><text:s text:c="3"/>-------------</text:p>
            <text:p text:style-name="P13"><text:s text:c="5"/>| X | <text:s/></text:p>
            <text:p text:style-name="P13"><text:s text:c="3"/>-------------</text:p>
            <text:p text:style-name="P13"><text:s/>O | <text:s text:c="4"/>| <text:s/></text:p>
          </table:table-cell>
          <table:table-cell table:style-name="Table1.C1" office:value-type="string">
            <text:p text:style-name="P13"><text:s text:c="5"/>| <text:s text:c="4"/>| X</text:p>
            <text:p text:style-name="P13"><text:s text:c="3"/>-------------</text:p>
            <text:p text:style-name="P13"><text:s text:c="5"/>| X | <text:s/></text:p>
            <text:p text:style-name="P13"><text:s text:c="3"/>-------------</text:p>
            <text:p text:style-name="P13"><text:s/>O | <text:s text:c="4"/>| <text:s/></text:p>
          </table:table-cell>
        </table:table-row>
        <table:table-row>
          <table:table-cell table:style-name="Table1.A2" office:value-type="string">
            <text:p text:style-name="P13"><text:s text:c="2"/>O| <text:s text:c="4"/>| X</text:p>
            <text:p text:style-name="P13"><text:s text:c="3"/>-------------</text:p>
            <text:p text:style-name="P13"><text:s text:c="5"/>| X | <text:s/></text:p>
            <text:p text:style-name="P13"><text:s text:c="3"/>-------------</text:p>
            <text:p text:style-name="P13"><text:s/>O | <text:s text:c="4"/>| <text:s/></text:p>
          </table:table-cell>
          <table:table-cell table:style-name="Table1.A2" office:value-type="string">
            <text:p text:style-name="P13"><text:s text:c="2"/>O| <text:s text:c="4"/>| X</text:p>
            <text:p text:style-name="P13"><text:s text:c="3"/>-------------</text:p>
            <text:p text:style-name="P13"><text:s/>X | X | <text:s/></text:p>
            <text:p text:style-name="P13"><text:s text:c="3"/>-------------</text:p>
            <text:p text:style-name="P13"><text:s/>O | <text:s text:c="4"/>| <text:s/></text:p>
          </table:table-cell>
          <table:table-cell table:style-name="Table1.C2" office:value-type="string">
            <text:p text:style-name="P13"><text:s text:c="2"/>O| <text:s text:c="4"/>| X</text:p>
            <text:p text:style-name="P13"><text:s text:c="3"/>-------------</text:p>
            <text:p text:style-name="P13"><text:s/>X | X | <text:s/></text:p>
            <text:p text:style-name="P13"><text:s text:c="3"/>-------------</text:p>
            <text:p text:style-name="P13"><text:s/>O | <text:s text:c="4"/>| <text:s/></text:p>
          </table:table-cell>
        </table:table-row>
        <table:table-row>
          <table:table-cell table:style-name="Table1.A2" office:value-type="string">
            <text:p text:style-name="P13"><text:s/>O | <text:s text:c="3"/>| X</text:p>
            <text:p text:style-name="P13">-----------</text:p>
            <text:p text:style-name="P13"><text:s/>X | X | O</text:p>
            <text:p text:style-name="P13">-----------</text:p>
            <text:p text:style-name="P13"><text:s/>O | X | <text:s/></text:p>
          </table:table-cell>
          <table:table-cell table:style-name="Table1.A2" office:value-type="string">
            <text:p text:style-name="P13"><text:s/>O | O | X</text:p>
            <text:p text:style-name="P13">-----------</text:p>
            <text:p text:style-name="P13"><text:s/>X | X | O</text:p>
            <text:p text:style-name="P13">-----------</text:p>
            <text:p text:style-name="P13"><text:s/>O | X | <text:s/></text:p>
          </table:table-cell>
          <table:table-cell table:style-name="Table1.C2" office:value-type="string">
            <text:p text:style-name="P13"><text:s/>O | O | X</text:p>
            <text:p text:style-name="P13">-----------</text:p>
            <text:p text:style-name="P13"><text:s/>X | X | O</text:p>
            <text:p text:style-name="P13">-----------</text:p>
            <text:p text:style-name="P13"><text:s/>O | X | X</text:p>
          </table:table-cell>
        </table:table-row>
      </table:table>
      <text:p text:style-name="P19"/>
      <text:p text:style-name="P18"/>
      <text:p text:style-name="P18"/>
      <text:p text:style-name="P18"/>
      <text:p text:style-name="P18"/>
      <text:p text:style-name="P18"/>
      <text:p text:style-name="P24">Naive vs Naive</text:p>
      <text:p text:style-name="P9"><text:span text:style-name="T7">This test results in an even number of wins for player one and player </text:span><text:span text:style-name="T13">two </text:span><text:span text:style-name="T7">and a tie every now and then. The naive agent has some knowledge, but has to choose randomly some times. This leads to good moves occasionally, but most of the time the incorrect data and random choices will lead it to make a bad move. </text:span><text:span text:style-name="T8">This was what I expected from this agent. It has an incomplete set of knowledge that leads it to make bad decisions, but the knowledge it does have helps it win when it can. </text:span></text:p>
      <text:p text:style-name="P10"><text:span text:style-name="T8">T</text:span><text:span text:style-name="T7">hese are some examples of moves the agent chooses:</text:span></text:p>
      <table:table table:name="Table2" table:style-name="Table2">
        <table:table-column table:style-name="Table2.A"/>
        <table:table-column table:style-name="Table2.B"/>
        <table:table-row>
          <table:table-cell table:style-name="Table2.A1" office:value-type="string">
            <text:p text:style-name="P14"><text:s text:c="3"/>| <text:s text:c="4"/>| <text:s/></text:p>
            <text:p text:style-name="P14"><text:s text:c="2"/>-------------</text:p>
            <text:p text:style-name="P14"><text:s text:c="3"/>| X | <text:s/></text:p>
            <text:p text:style-name="P14"><text:s text:c="2"/>-------------</text:p>
            <text:p text:style-name="P14"><text:s/><text:span text:style-name="T18">O</text:span> | <text:s/><text:span text:style-name="T18">O</text:span> | <text:s/></text:p>
          </table:table-cell>
          <table:table-cell table:style-name="Table2.B1" office:value-type="string">
            <text:p text:style-name="P14"><text:s text:c="3"/>| <text:s text:c="4"/>| <text:s/></text:p>
            <text:p text:style-name="P14"><text:s text:c="2"/>-------------</text:p>
            <text:p text:style-name="P14"><text:s text:c="3"/>| X | <text:s/></text:p>
            <text:p text:style-name="P14"><text:s text:c="2"/>-------------</text:p>
            <text:p text:style-name="P14"><text:s/><text:span text:style-name="T18">O</text:span> | <text:s/><text:span text:style-name="T18">O</text:span> | <text:span text:style-name="T18">X</text:span></text:p>
            <text:p text:style-name="P15">This was a good move, blocking the win.</text:p>
          </table:table-cell>
        </table:table-row>
        <table:table-row>
          <table:table-cell table:style-name="Table2.A2" office:value-type="string">
            <text:p text:style-name="P14"><text:s text:c="3"/>| <text:s text:c="4"/>| <text:s/></text:p>
            <text:p text:style-name="P14"><text:s text:c="2"/>-------------</text:p>
            <text:p text:style-name="P14"><text:s text:c="3"/>| X | <text:s/></text:p>
            <text:p text:style-name="P14"><text:s text:c="2"/>-------------</text:p>
            <text:p text:style-name="P14"><text:s/><text:span text:style-name="T18">O</text:span> | <text:s/><text:span text:style-name="T18">O</text:span> | <text:span text:style-name="T18">X</text:span></text:p>
          </table:table-cell>
          <table:table-cell table:style-name="Table2.B2" office:value-type="string">
            <text:p text:style-name="P14"><text:s text:c="6"/>| <text:s text:c="4"/>| <text:s/><text:span text:style-name="T18">O</text:span></text:p>
            <text:p text:style-name="P14"><text:s text:c="2"/>-------------</text:p>
            <text:p text:style-name="P14"><text:s text:c="3"/>| X | <text:s/></text:p>
            <text:p text:style-name="P14"><text:s text:c="2"/>-------------</text:p>
            <text:p text:style-name="P14"><text:s/><text:span text:style-name="T18">O</text:span> | <text:s/><text:span text:style-name="T18">O</text:span> | <text:span text:style-name="T18">X</text:span></text:p>
            <text:p text:style-name="P16"><text:span text:style-name="T18">T</text:span>his was a bad move, not seeing the position to block.</text:p>
          </table:table-cell>
        </table:table-row>
        <table:table-row>
          <table:table-cell table:style-name="Table2.A2" office:value-type="string">
            <text:p text:style-name="P14"><text:s text:c="6"/>| <text:s text:c="4"/>| <text:s/><text:span text:style-name="T18">O</text:span></text:p>
            <text:p text:style-name="P14"><text:s text:c="2"/>-------------</text:p>
            <text:p text:style-name="P14"><text:s text:c="3"/>| X | <text:s/></text:p>
            <text:p text:style-name="P14"><text:s text:c="2"/>-------------</text:p>
            <text:p text:style-name="P14"><text:s/><text:span text:style-name="T18">O</text:span> | <text:s/><text:span text:style-name="T18">O</text:span> | <text:span text:style-name="T18">X</text:span></text:p>
          </table:table-cell>
          <table:table-cell table:style-name="Table2.B2" office:value-type="string">
            <text:p text:style-name="P14"><text:s text:c="6"/>| <text:s text:c="4"/>| <text:s/><text:span text:style-name="T18">O</text:span></text:p>
            <text:p text:style-name="P14"><text:s text:c="2"/>-------------</text:p>
            <text:p text:style-name="P14"><text:span text:style-name="T18">X</text:span> | X | <text:s/></text:p>
            <text:p text:style-name="P14"><text:s text:c="2"/>-------------</text:p>
            <text:p text:style-name="P14"><text:s/><text:span text:style-name="T18">O</text:span> | <text:s/><text:span text:style-name="T18">O</text:span> | <text:span text:style-name="T18">X</text:span></text:p>
            <text:p text:style-name="P16"><text:span text:style-name="T18">T</text:span>his was a bad move, did not take the move to win.</text:p>
          </table:table-cell>
        </table:table-row>
      </table:table>
      <text:p text:style-name="P20"/>
      <text:p text:style-name="P18"/>
      <text:p text:style-name="P18">Naive vs Thoughtful &amp;&amp; Thoughtful vs Naive</text:p>
      <text:p text:style-name="P9"><text:span text:style-name="T7">I ran both combinations because the player that goes first </text:span><text:span text:style-name="T10">normally</text:span><text:span text:style-name="T7"> has an advantage. </text:span><text:span text:style-name="T8">It did not seem to make a difference </text:span><text:span text:style-name="T10">in this case</text:span><text:span text:style-name="T8">. Thoughtful almost always won with the occasional tie. I was expecting thoughtful to win or tie </text:span><text:span text:style-name="T10">almost every</text:span><text:span text:style-name="T8"> time, but I also expected it to lose when it saw a board it </text:span><text:span text:style-name="T10">had never seen </text:span><text:span text:style-name="T8">before. It seems it has collected enough data to be “perfect” in the way that it cannot lose. </text:span><text:span text:style-name="T11">This was very surprising </text:span><text:span text:style-name="T12">since I thought it would require much more data than it has to be hard to beat, much less impossible </text:span><text:span text:style-name="T14">to beat</text:span><text:span text:style-name="T12">.</text:span><text:span text:style-name="T8"> </text:span><text:span text:style-name="T10">The games between thoughtful and naive were almost always won on the thoughtful agents third turn so they looked similar to the example above with the exception of thoughtful making the correct choice and winning when it had the op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5T16:44:38.950000000</meta:creation-date>
    <meta:generator>LibreOffice/4.1.0.4$Windows_x86 LibreOffice_project/89ea49ddacd9aa532507cbf852f2bb22b1ace28</meta:generator>
    <dc:date>2013-09-06T23:07:32.161000000</dc:date>
    <meta:editing-duration>PT23H10M48S</meta:editing-duration>
    <meta:editing-cycles>8</meta:editing-cycles>
    <meta:document-statistic meta:table-count="2" meta:image-count="0" meta:object-count="0" meta:page-count="4" meta:paragraph-count="126" meta:word-count="1187" meta:character-count="6244" meta:non-whitespace-character-count="4805"/>
  </office:meta>
</office:document-meta>
</file>